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da53" officeooo:paragraph-rsid="0002da53"/>
    </style:style>
    <style:style style:name="P2" style:family="paragraph" style:parent-style-name="Standard">
      <style:paragraph-properties fo:line-height="115%"/>
      <style:text-properties officeooo:rsid="0002da53" officeooo:paragraph-rsid="0002da53"/>
    </style:style>
    <style:style style:name="P3" style:family="paragraph" style:parent-style-name="Standard">
      <style:text-properties officeooo:rsid="0004d9f0" officeooo:paragraph-rsid="0004d9f0"/>
    </style:style>
    <style:style style:name="P4" style:family="paragraph" style:parent-style-name="Text_20_body">
      <style:text-properties officeooo:rsid="0002da53" officeooo:paragraph-rsid="0002da53"/>
    </style:style>
    <style:style style:name="P5" style:family="paragraph" style:parent-style-name="Text_20_body">
      <style:text-properties officeooo:paragraph-rsid="0002da53"/>
    </style:style>
    <style:style style:name="P6" style:family="paragraph" style:parent-style-name="Text_20_body">
      <style:text-properties officeooo:paragraph-rsid="0004d9f0"/>
    </style:style>
    <style:style style:name="P7" style:family="paragraph" style:parent-style-name="Text_20_body">
      <style:paragraph-properties fo:line-height="115%"/>
      <style:text-properties officeooo:paragraph-rsid="0002da53"/>
    </style:style>
    <style:style style:name="T1" style:family="text">
      <style:text-properties officeooo:rsid="0002da53"/>
    </style:style>
    <style:style style:name="T2" style:family="text">
      <style:text-properties officeooo:rsid="0004d9f0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4d9f0"/>
    </style:style>
    <style:style style:name="T5" style:family="text">
      <style:text-properties fo:color="#000000" loext:opacity="100%" officeooo:rsid="0004d9f0" fo:background-color="#808080" loext:char-shading-value="0"/>
    </style:style>
    <style:style style:name="T6" style:family="text">
      <style:text-properties fo:color="#000000" loext:opacity="100%" officeooo:rsid="0004d9f0" fo:background-color="#808080" loext:char-shading-value="0"/>
    </style:style>
    <style:style style:name="T7" style:family="text">
      <style:text-properties fo:color="#000000" loext:opacity="100%" officeooo:rsid="0005e402"/>
    </style:style>
    <style:style style:name="T8" style:family="text">
      <style:text-properties fo:color="#000000" loext:opacity="100%" officeooo:rsid="0004d9f0" fo:background-color="#b2b2b2" loext:char-shading-value="0"/>
    </style:style>
    <style:style style:name="T9" style:family="text">
      <style:text-properties fo:color="#000000" loext:opacity="100%" officeooo:rsid="0004d9f0" fo:background-color="#b2b2b2" loext:char-shading-value="0"/>
    </style:style>
    <style:style style:name="T10" style:family="text">
      <style:text-properties fo:color="#000000" loext:opacity="100%" officeooo:rsid="0004d9f0" fo:background-color="#dddddd" loext:char-shading-value="0"/>
    </style:style>
    <style:style style:name="T11" style:family="text">
      <style:text-properties fo:color="#000000" loext:opacity="100%" officeooo:rsid="0004d9f0" fo:background-color="#999999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Nicoroy Zwane</text:p>
      <text:p text:style-name="P1">Student number: 4426412</text:p>
      <text:p text:style-name="P1"/>
      <text:p text:style-name="P2">1. Screenshot submission</text:p>
      <text:p text:style-name="P2">I have uploaded a screenshot of btop running on my Rocky Linux Virtual Machine to our team repository under nicoroy/btop-vm.png. The screenshot shows:</text:p>
      <text:p text:style-name="P7">- <text:span text:style-name="T1">Real-time CPU, memory and disk usage.</text:span></text:p>
      <text:p text:style-name="P7">- <text:span text:style-name="T1">Process sorting by CPU consumption</text:span></text:p>
      <text:p text:style-name="P5"/>
      <text:p text:style-name="P4">2. Reflection on Compiling btop from source</text:p>
      <text:p text:style-name="P4">I used rocky linux’s dnf, make and gcc-c++ for compilation and ncurses-devel for terminal UI which I had previously installed to complete tutorial 1 again after I changed servers from Ubuntu to Rocky Linux. I cloned the repository but the initial given command on the tutorial document had (-r) but I removed it since it kept giving me errors, I think its a typo. I used the make command, which is a build command that compiles source code into programs (just researched this a few minutes ago), <text:span text:style-name="T2">then I made a system wide installation using </text:span><text:span text:style-name="T9">sudo make install PREFIX=/usr/local</text:span><text:span text:style-name="T4"> making it accessible for all users then simply verified the installation by running btop and I received the expected output.</text:span></text:p>
      <text:p text:style-name="P6"><text:span text:style-name="T4">Overall impression: The process of having to clone repositories and compile source codes feels tedious compared to using </text:span><text:span text:style-name="T9">dnf install btop </text:span><text:span text:style-name="T4">(how I wish it was that easy), but now I more familiar and appreciate the flexibility of source builds. </text:span><text:span text:style-name="T3">While package managers are convenient, compiling from source is a rite of passage for HPC </text:span><text:span text:style-name="T7">and this exercise </text:span><text:span text:style-name="T3">gave me confidence </text:span><text:span text:style-name="T7">in</text:span><text:span text:style-name="T3"> handl</text:span><text:span text:style-name="T7">ing</text:span><text:span text:style-name="T3"> builds. </text:span></text:p>
      <text:p text:style-name="P3">Btop information straight from the terminal: </text:p>
      <text:p text:style-name="P3">btop version: 1.4.0+0006fa4</text:p>
      <text:p text:style-name="P3">Compiled with: g++ (11.5.0)</text:p>
      <text:p text:style-name="P3">Configured with: make STATIC= FORTIFY_SOURCE=true GPU_SUPPORT=true RSMI_STATIC=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5:59:05.900219252</meta:creation-date>
    <dc:date>2025-04-01T16:27:07.179626209</dc:date>
    <meta:editing-duration>PT4M18S</meta:editing-duration>
    <meta:editing-cycles>1</meta:editing-cycles>
    <meta:document-statistic meta:table-count="0" meta:image-count="0" meta:object-count="0" meta:page-count="1" meta:paragraph-count="13" meta:word-count="255" meta:character-count="1602" meta:non-whitespace-character-count="1358"/>
    <meta:generator>LibreOffice/24.2.7.2$Linux_X86_64 LibreOffice_project/420$Build-2</meta:generator>
  </office:meta>
</office:document-meta>
</file>